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run-through" style:run-through="background" style:horizontal-rel="page" style:vertical-rel="paragraph" style:horizontal-pos="right" style:vertical-pos="from-top"/>
    </style:style>
  </office:automatic-styles>
  <office:body>
    <office:text text:use-soft-page-breaks="true">
      <text:p text:style-name="P1"><draw:frame draw:z-index="251658240" draw:style-name="a0" draw:name="Imagen 2" text:anchor-type="paragraph" svg:x="0in" svg:y="-0.97033in" svg:width="8.25422in" svg:height="11.73772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P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aura Alguacil</meta:initial-creator>
    <dc:creator>Laura Alguacil</dc:creator>
    <meta:creation-date>2026-01-23T09:44:00Z</meta:creation-date>
    <dc:date>2026-01-23T09:44:00Z</dc:date>
    <meta:template xlink:href="Normal.dotm" xlink:type="simple"/>
    <meta:editing-cycles>2</meta:editing-cycles>
    <meta:editing-duration>PT60S</meta:editing-duration>
    <meta:document-statistic meta:page-count="2" meta:paragraph-count="1" meta:word-count="1" meta:character-count="6" meta:row-count="1" meta:non-whitespace-character-count="6"/>
  </office:meta>
</office:document-meta>
</file>